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0694in"/>
    </style:style>
    <style:style style:name="T2" style:parent-style-name="Основнойшрифтабзаца" style:family="text">
      <style:text-properties style:font-name-complex="Times New Roman" fo:font-style="italic" style:font-style-asian="italic" style:font-style-complex="italic" fo:language="ru" fo:country="RU"/>
    </style:style>
    <style:style style:name="T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style:font-name-complex="Times New Roman" fo:language="ru" fo:country="RU"/>
    </style:style>
    <style:style style:name="P8" style:parent-style-name="Standard" style:family="paragraph">
      <style:paragraph-properties style:line-height-at-least="0.0694in"/>
    </style:style>
    <style:style style:name="T9" style:parent-style-name="Основнойшрифтабзаца" style:family="text">
      <style:text-properties style:font-name-complex="Times New Roman" fo:language="ru" fo:country="RU"/>
    </style:style>
    <style:style style:name="T10" style:parent-style-name="Основнойшрифтабзаца" style:family="text">
      <style:text-properties style:font-name-complex="Times New Roman" fo:language="ru" fo:country="RU"/>
    </style:style>
    <style:style style:name="T11" style:parent-style-name="Основнойшрифтабзаца" style:family="text">
      <style:text-properties style:font-name-complex="Times New Roman" fo:language="ru" fo:country="RU"/>
    </style:style>
    <style:style style:name="T12" style:parent-style-name="Основнойшрифтабзаца" style:family="text">
      <style:text-properties style:font-name-complex="Times New Roman" fo:language="ru" fo:country="RU"/>
    </style:style>
    <style:style style:name="T13" style:parent-style-name="Основнойшрифтабзаца" style:family="text">
      <style:text-properties style:font-name-complex="Times New Roman" fo:language="ru" fo:country="RU"/>
    </style:style>
    <style:style style:name="T14" style:parent-style-name="Основнойшрифтабзаца" style:family="text">
      <style:text-properties style:font-name-complex="Times New Roman" fo:language="ru" fo:country="RU"/>
    </style:style>
    <style:style style:name="P15" style:parent-style-name="Standard" style:family="paragraph">
      <style:paragraph-properties style:line-height-at-least="0.0694in"/>
    </style:style>
    <style:style style:name="T16" style:parent-style-name="Основнойшрифтабзаца" style:family="text">
      <style:text-properties style:font-name-complex="Times New Roman" fo:language="ru" fo:country="RU"/>
    </style:style>
    <style:style style:name="T17" style:parent-style-name="Основнойшрифтабзаца" style:family="text">
      <style:text-properties style:font-name-complex="Times New Roman" fo:language="ru" fo:country="RU"/>
    </style:style>
    <style:style style:name="T18" style:parent-style-name="Основнойшрифтабзаца" style:family="text">
      <style:text-properties style:font-name-complex="Times New Roman" fo:language="ru" fo:country="RU"/>
    </style:style>
    <style:style style:name="T19" style:parent-style-name="Основнойшрифтабзаца" style:family="text">
      <style:text-properties style:font-name-complex="Times New Roman" fo:language="ru" fo:country="RU"/>
    </style:style>
    <style:style style:name="T20" style:parent-style-name="Основнойшрифтабзаца" style:family="text">
      <style:text-properties style:font-name-complex="Times New Roman" fo:language="ru" fo:country="RU"/>
    </style:style>
    <style:style style:name="T21" style:parent-style-name="Основнойшрифтабзаца" style:family="text">
      <style:text-properties style:font-name-complex="Times New Roman" fo:language="ru" fo:country="RU"/>
    </style:style>
    <style:style style:name="P22" style:parent-style-name="Standard" style:family="paragraph">
      <style:paragraph-properties style:line-height-at-least="0.0694in"/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31" style:parent-style-name="Основнойшрифтабзаца" style:family="text">
      <style:text-properties fo:font-size="9pt" style:font-size-asian="9pt" style:font-size-complex="9pt" fo:language="ru" fo:country="RU"/>
    </style:style>
    <style:style style:name="T32" style:parent-style-name="Основнойшрифтабзаца" style:family="text">
      <style:text-properties fo:font-size="9pt" style:font-size-asian="9pt" style:font-size-complex="9pt" fo:language="ru" fo:country="RU"/>
    </style:style>
    <style:style style:name="T33" style:parent-style-name="Основнойшрифтабзаца" style:family="text">
      <style:text-properties fo:font-size="9pt" style:font-size-asian="9pt" style:font-size-complex="9pt" fo:language="ru" fo:country="RU"/>
    </style:style>
    <style:style style:name="T34" style:parent-style-name="Основнойшрифтабзаца" style:family="text">
      <style:text-properties fo:font-size="9pt" style:font-size-asian="9pt" style:font-size-complex="9pt" fo:language="ru" fo:country="RU"/>
    </style:style>
    <style:style style:name="T35" style:parent-style-name="Основнойшрифтабзаца" style:family="text">
      <style:text-properties fo:font-size="9pt" style:font-size-asian="9pt" style:font-size-complex="9pt" fo:language="ru" fo:country="RU"/>
    </style:style>
    <style:style style:name="T36" style:parent-style-name="Основнойшрифтабзаца" style:family="text">
      <style:text-properties fo:font-size="9pt" style:font-size-asian="9pt" style:font-size-complex="9pt"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P47" style:parent-style-name="Standard" style:family="paragraph">
      <style:paragraph-properties fo:text-align="justify"/>
    </style:style>
    <style:style style:name="T48" style:parent-style-name="Основнойшрифтабзаца" style:family="text">
      <style:text-properties fo:font-size="9pt" style:font-size-asian="9pt" style:font-size-complex="9pt" fo:language="ru" fo:country="RU"/>
    </style:style>
    <style:style style:name="T49" style:parent-style-name="Основнойшрифтабзаца" style:family="text">
      <style:text-properties fo:font-size="9pt" style:font-size-asian="9pt" style:font-size-complex="9pt" fo:language="ru" fo:country="RU"/>
    </style:style>
    <style:style style:name="T50" style:parent-style-name="Основнойшрифтабзаца" style:family="text">
      <style:text-properties fo:font-size="9pt" style:font-size-asian="9pt" style:font-size-complex="9pt" fo:language="ru" fo:country="RU"/>
    </style:style>
    <style:style style:name="T51" style:parent-style-name="Основнойшрифтабзаца" style:family="text">
      <style:text-properties fo:font-size="9pt" style:font-size-asian="9pt" style:font-size-complex="9pt" fo:language="ru" fo:country="RU"/>
    </style:style>
    <style:style style:name="T52" style:parent-style-name="Основнойшрифтабзаца" style:family="text">
      <style:text-properties fo:font-size="9pt" style:font-size-asian="9pt" style:font-size-complex="9pt" fo:language="ru" fo:country="RU"/>
    </style:style>
    <style:style style:name="T53" style:parent-style-name="Основнойшрифтабзаца" style:family="text">
      <style:text-properties fo:font-size="9pt" style:font-size-asian="9pt" style:font-size-complex="9pt" fo:language="ru" fo:country="RU"/>
    </style:style>
    <style:style style:name="T54" style:parent-style-name="Основнойшрифтабзаца" style:family="text">
      <style:text-properties fo:font-size="9pt" style:font-size-asian="9pt" style:font-size-complex="9pt" fo:language="ru" fo:country="RU"/>
    </style:style>
    <style:style style:name="T55" style:parent-style-name="Основнойшрифтабзаца" style:family="text">
      <style:text-properties fo:font-size="9pt" style:font-size-asian="9pt" style:font-size-complex="9pt" fo:language="ru" fo:country="RU"/>
    </style:style>
    <style:style style:name="T56" style:parent-style-name="Основнойшрифтабзаца" style:family="text">
      <style:text-properties fo:font-size="9pt" style:font-size-asian="9pt" style:font-size-complex="9pt" fo:language="ru" fo:country="RU"/>
    </style:style>
    <style:style style:name="T57" style:parent-style-name="Основнойшрифтабзаца" style:family="text">
      <style:text-properties fo:font-size="9pt" style:font-size-asian="9pt" style:font-size-complex="9pt" fo:language="ru" fo:country="RU"/>
    </style:style>
    <style:style style:name="T58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59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60" style:parent-style-name="Standard" style:family="paragraph">
      <style:paragraph-properties fo:text-align="justify"/>
      <style:text-properties fo:language="ru" fo:country="RU"/>
    </style:style>
    <style:style style:name="P61" style:parent-style-name="Standard" style:family="paragraph">
      <style:paragraph-properties fo:text-align="justify"/>
    </style:style>
    <style:style style:name="T62" style:parent-style-name="Основнойшрифтабзаца" style:family="text">
      <style:text-properties fo:font-size="9pt" style:font-size-asian="9pt" style:font-size-complex="9pt" fo:language="ru" fo:country="RU"/>
    </style:style>
    <style:style style:name="T63" style:parent-style-name="Основнойшрифтабзаца" style:family="text">
      <style:text-properties fo:font-size="9pt" style:font-size-asian="9pt" style:font-size-complex="9pt" fo:language="ru" fo:country="RU"/>
    </style:style>
    <style:style style:name="T64" style:parent-style-name="Основнойшрифтабзаца" style:family="text">
      <style:text-properties fo:font-size="9pt" style:font-size-asian="9pt" style:font-size-complex="9pt" fo:language="ru" fo:country="RU"/>
    </style:style>
    <style:style style:name="T65" style:parent-style-name="Основнойшрифтабзаца" style:family="text">
      <style:text-properties fo:font-size="9pt" style:font-size-asian="9pt" style:font-size-complex="9pt" fo:language="ru" fo:country="RU"/>
    </style:style>
    <style:style style:name="T66" style:parent-style-name="Основнойшрифтабзаца" style:family="text">
      <style:text-properties fo:font-size="9pt" style:font-size-asian="9pt" style:font-size-complex="9pt" fo:language="ru" fo:country="RU"/>
    </style:style>
    <style:style style:name="T67" style:parent-style-name="Основнойшрифтабзаца" style:family="text">
      <style:text-properties fo:font-size="9pt" style:font-size-asian="9pt" style:font-size-complex="9pt" fo:language="ru" fo:country="RU"/>
    </style:style>
    <style:style style:name="T68" style:parent-style-name="Основнойшрифтабзаца" style:family="text">
      <style:text-properties fo:font-size="9pt" style:font-size-asian="9pt" style:font-size-complex="9pt" fo:language="ru" fo:country="RU"/>
    </style:style>
    <style:style style:name="T69" style:parent-style-name="Основнойшрифтабзаца" style:family="text">
      <style:text-properties fo:font-size="9pt" style:font-size-asian="9pt" style:font-size-complex="9pt" fo:language="ru" fo:country="RU"/>
    </style:style>
    <style:style style:name="T7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71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72" style:parent-style-name="Standard" style:family="paragraph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75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76" style:parent-style-name="Standard" style:family="paragraph">
      <style:paragraph-properties fo:text-align="center" style:line-height-at-least="0.0694in" fo:margin-left="0.4923in" fo:margin-right="0.2944in">
        <style:tab-stops/>
      </style:paragraph-properties>
    </style:style>
    <style:style style:name="T77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T79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P80" style:parent-style-name="Standard" style:family="paragraph">
      <style:paragraph-properties fo:text-align="justify" style:line-height-at-least="0.0076in"/>
    </style:style>
    <style:style style:name="T8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-complex="Times New Roman" fo:language="ru" fo:country="RU"/>
    </style:style>
    <style:style style:name="P8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5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86" style:parent-style-name="Standard" style:family="paragraph">
      <style:text-properties style:font-name-complex="Times New Roman" fo:language="ru" fo:country="RU"/>
    </style:style>
    <style:style style:name="P8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89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9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4" style:parent-style-name="Основнойшрифтабзаца" style:family="text">
      <style:text-properties fo:font-size="9pt" style:font-size-asian="9pt" style:font-size-complex="9pt" fo:language="ru" fo:country="RU"/>
    </style:style>
    <style:style style:name="T95" style:parent-style-name="Основнойшрифтабзаца" style:family="text">
      <style:text-properties fo:font-size="9pt" style:font-size-asian="9pt" style:font-size-complex="9pt" fo:language="ru" fo:country="RU"/>
    </style:style>
    <style:style style:name="T96" style:parent-style-name="Основнойшрифтабзаца" style:family="text">
      <style:text-properties fo:font-size="9pt" style:font-size-asian="9pt" style:font-size-complex="9pt" fo:language="ru" fo:country="RU"/>
    </style:style>
    <style:style style:name="T97" style:parent-style-name="Основнойшрифтабзаца" style:family="text">
      <style:text-properties fo:font-size="9pt" style:font-size-asian="9pt" style:font-size-complex="9pt" fo:language="ru" fo:country="RU"/>
    </style:style>
    <style:style style:name="T98" style:parent-style-name="Основнойшрифтабзаца" style:family="text">
      <style:text-properties fo:font-size="9pt" style:font-size-asian="9pt" style:font-size-complex="9pt" fo:language="ru" fo:country="RU"/>
    </style:style>
    <style:style style:name="T99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100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101" style:parent-style-name="Standard" style:family="paragraph">
      <style:text-properties style:font-name-complex="Times New Roman" fo:language="ru" fo:country="RU"/>
    </style:style>
    <style:style style:name="P102" style:parent-style-name="Standard" style:family="paragraph">
      <style:text-properties style:font-name-complex="Times New Roman" fo:language="ru" fo:country="RU"/>
    </style:style>
    <style:style style:name="P103" style:parent-style-name="Standard" style:family="paragraph">
      <style:text-properties style:font-name-complex="Times New Roman" fo:language="ru" fo:country="RU"/>
    </style:style>
    <style:style style:name="P104" style:parent-style-name="Standard" style:family="paragraph">
      <style:text-properties style:font-name-complex="Times New Roman" fo:language="ru" fo:country="RU"/>
    </style:style>
    <style:style style:name="P105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T106" style:parent-style-name="Основнойшрифтабзаца" style:family="text">
      <style:text-properties style:font-name-complex="Times New Roman" fo:language="ru" fo:country="RU"/>
    </style:style>
    <style:style style:name="T107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108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109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110" style:parent-style-name="Standard" style:family="paragraph">
      <style:paragraph-properties fo:text-align="justify"/>
      <style:text-properties fo:language="ru" fo:country="RU"/>
    </style:style>
    <style:style style:name="P111" style:parent-style-name="Standard" style:family="paragraph">
      <style:paragraph-properties fo:text-align="justify"/>
      <style:text-properties fo:language="ru" fo:country="RU"/>
    </style:style>
    <style:style style:name="P112" style:parent-style-name="Standard" style:family="paragraph">
      <style:paragraph-properties fo:text-align="justify"/>
      <style:text-properties fo:language="ru" fo:country="RU"/>
    </style:style>
    <style:style style:name="P113" style:parent-style-name="Standard" style:family="paragraph">
      <style:paragraph-properties fo:text-align="justify"/>
      <style:text-properties fo:language="ru" fo:country="RU"/>
    </style:style>
    <style:style style:name="P114" style:parent-style-name="Standard" style:family="paragraph">
      <style:paragraph-properties fo:text-align="justify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17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P119" style:parent-style-name="Standard" style:family="paragraph">
      <style:paragraph-properties fo:text-align="justify"/>
      <style:text-properties fo:language="ru" fo:country="RU"/>
    </style:style>
    <style:style style:name="P120" style:parent-style-name="Standard" style:family="paragraph">
      <style:paragraph-properties fo:text-align="justify"/>
      <style:text-properties style:font-name-complex="Times New Roman" fo:language="ru" fo:country="RU"/>
    </style:style>
    <style:style style:name="P121" style:parent-style-name="Standard" style:family="paragraph">
      <style:text-properties fo:language="ru" fo:country="RU"/>
    </style:style>
    <style:style style:name="P122" style:parent-style-name="Standard" style:family="paragraph">
      <style:text-properties fo:language="ru" fo:country="RU"/>
    </style:style>
    <style:style style:name="T123" style:parent-style-name="Основнойшрифтабзаца" style:family="text">
      <style:text-properties style:font-name-complex="Times New Roman" fo:language="ru" fo:country="RU"/>
    </style:style>
    <style:style style:name="T124" style:parent-style-name="Основнойшрифтабзаца" style:family="text">
      <style:text-properties style:font-name-complex="Times New Roman" fo:language="ru" fo:country="RU"/>
    </style:style>
    <style:style style:name="T125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126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127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28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29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30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31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132" style:parent-style-name="Standard" style:family="paragraph">
      <style:paragraph-properties fo:text-align="end"/>
      <style:text-properties style:font-name-complex="Times New Roman" fo:font-size="8pt" style:font-size-asian="8pt" style:font-size-complex="8pt" fo:language="ru" fo:country="RU"/>
    </style:style>
    <style:style style:name="P133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4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5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6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7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P138" style:parent-style-name="Textbody" style:family="paragraph">
      <style:paragraph-properties fo:margin-bottom="0in"/>
    </style:style>
    <style:style style:name="T139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T140" style:parent-style-name="Основнойшрифтабзаца" style:family="text">
      <style:text-properties fo:font-weight="bold" style:font-weight-asian="bold" fo:language="ru" fo:country="RU"/>
    </style:style>
    <style:style style:name="P141" style:parent-style-name="Textbody" style:family="paragraph">
      <style:paragraph-properties fo:text-align="justify"/>
      <style:text-properties fo:language="ru" fo:country="RU"/>
    </style:style>
    <style:style style:name="P142" style:parent-style-name="Textbody" style:family="paragraph">
      <style:paragraph-properties fo:text-align="justify" fo:margin-bottom="0in"/>
      <style:text-properties fo:language="ru" fo:country="RU"/>
    </style:style>
    <style:style style:name="P143" style:parent-style-name="Textbody" style:family="paragraph">
      <style:paragraph-properties fo:text-align="justify" fo:margin-bottom="0in"/>
    </style:style>
    <style:style style:name="T144" style:parent-style-name="Основнойшрифтабзаца" style:family="text">
      <style:text-properties fo:font-size="9pt" style:font-size-asian="9pt" style:font-size-complex="9pt"/>
    </style:style>
    <style:style style:name="T145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6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7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8" style:parent-style-name="Основнойшрифтабзаца" style:family="text">
      <style:text-properties fo:font-size="9pt" style:font-size-asian="9pt" style:font-size-complex="9pt" fo:language="ru" fo:country="RU"/>
    </style:style>
    <style:style style:name="T149" style:parent-style-name="Основнойшрифтабзаца" style:family="text">
      <style:text-properties fo:font-size="9pt" style:font-size-asian="9pt" style:font-size-complex="9pt" fo:language="ru" fo:country="RU"/>
    </style:style>
    <style:style style:name="T15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151" style:parent-style-name="Textbody" style:family="paragraph">
      <style:paragraph-properties fo:text-align="justify" fo:margin-bottom="0in"/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152" style:parent-style-name="Textbody" style:family="paragraph">
      <style:paragraph-properties fo:text-align="justify" fo:margin-bottom="0in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P155" style:parent-style-name="Textbody" style:family="paragraph">
      <style:paragraph-properties fo:text-align="justify" fo:margin-bottom="0in"/>
    </style:style>
    <style:style style:name="T156" style:parent-style-name="Основнойшрифтабзаца" style:family="text">
      <style:text-properties fo:font-weight="bold" style:font-weight-asian="bold"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P159" style:parent-style-name="Textbody" style:family="paragraph">
      <style:paragraph-properties fo:text-align="justify" fo:text-indent="0.375in"/>
      <style:text-properties fo:language="ru" fo:country="RU"/>
    </style:style>
    <style:style style:name="P160" style:parent-style-name="Textbody" style:family="paragraph">
      <style:paragraph-properties fo:text-align="justify" fo:text-indent="0.375in"/>
    </style:style>
    <style:style style:name="P161" style:parent-style-name="Textbody" style:family="paragraph">
      <style:paragraph-properties fo:text-align="justify" fo:margin-bottom="0in"/>
      <style:text-properties fo:font-size="9pt" style:font-size-asian="9pt" style:font-size-complex="9pt"/>
    </style:style>
    <style:style style:name="P162" style:parent-style-name="Textbody" style:family="paragraph">
      <style:paragraph-properties fo:text-align="justify" fo:margin-bottom="0in"/>
    </style:style>
    <style:style style:name="T163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4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5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166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T167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8" style:parent-style-name="Основнойшрифтабзаца" style:family="text">
      <style:text-properties fo:font-size="9pt" style:font-size-asian="9pt" style:font-size-complex="9pt" fo:language="ru" fo:country="RU"/>
    </style:style>
    <style:style style:name="T169" style:parent-style-name="Основнойшрифтабзаца" style:family="text">
      <style:text-properties fo:font-size="9pt" style:font-size-asian="9pt" style:font-size-complex="9pt" fo:language="ru" fo:country="RU"/>
    </style:style>
    <style:style style:name="T170" style:parent-style-name="Основнойшрифтабзаца" style:family="text">
      <style:text-properties fo:font-size="9pt" style:font-size-asian="9pt" style:font-size-complex="9pt" fo:language="ru" fo:country="RU"/>
    </style:style>
    <style:style style:name="T171" style:parent-style-name="Основнойшрифтабзаца" style:family="text">
      <style:text-properties fo:font-size="9pt" style:font-size-asian="9pt" style:font-size-complex="9pt" fo:language="ru" fo:country="RU"/>
    </style:style>
    <style:style style:name="T172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</office:automatic-styles>
  <office:body>
    <office:text text:use-soft-page-breaks="true">
      <text:p text:style-name="P1"><text:span text:style-name="T2">Для физических лиц<text:s/></text:span><text:span text:style-name="T3"><text:tab/></text:span><text:span text:style-name="T4"><text:tab/></text:span><text:span text:style-name="T5"><text:tab/><text:s text:c="9"/></text:span><text:span text:style-name="T6"><text:s/></text:span><text:span text:style-name="T7">Генеральному директору</text:span></text:p>
      <text:p text:style-name="P8"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ОГУП «Липецкий областной водоканал»</text:span></text:p>
      <text:p text:style-name="P15"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Чернышову А.И</text:span></text:p>
      <text:p text:style-name="P22"><text:tab/><text:tab/><text:tab/><text:tab/><text:tab/><text:tab/>от________________________________________________</text:p>
      <text:p text:style-name="Standard"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(фамилия, имя, отчество заявителя)</text:span></text:p>
      <text:p text:style-name="Standard"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Данные паспорта или иного документа,<text:s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удостоверяющего личность_________ №_______________</text:span></text:p>
      <text:p text:style-name="P47"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text:s text:c="6"/></text:span><text:span text:style-name="T58"><text:s/>серия<text:s/></text:span><text:span text:style-name="T59"><text:tab/><text:s text:c="22"/>номер</text:span></text:p>
      <text:p text:style-name="P60"><text:tab/><text:tab/><text:tab/><text:tab/><text:tab/><text:tab/>__________________________________________________</text:p>
      <text:p text:style-name="P61"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к</text:span><text:span text:style-name="T71">ем и когда выдан</text:span></text:p>
      <text:p text:style-name="P72"><text:tab/><text:tab/><text:tab/><text:tab/><text:tab/><text:tab/>Место жительства и тел.______________________________</text:p>
      <text:p text:style-name="P73"><text:tab/><text:tab/><text:tab/><text:tab/><text:tab/><text:tab/>___________________________________________________</text:p>
      <text:p text:style-name="P74"/>
      <text:p text:style-name="P75">ЗАЯВЛЕНИЕ</text:p>
      <text:p text:style-name="P76"><text:span text:style-name="T77"><text:s/></text:span><text:span text:style-name="T78">на заключение договора о подключении (технологическом присоединении) к централизованной системе холодного вод</text:span><text:span text:style-name="T79">оснабжения</text:span></text:p>
      <text:p text:style-name="P80"><text:span text:style-name="T81"><text:tab/></text:span><text:span text:style-name="T82">Прошу заключить договор о подключении к централизованной системе холодного водоснабжения <text:s/>принадлежащего мне (нам) объекта <text:s/></text:span></text:p>
      <text:p text:style-name="P83">Наименование объекта:_______________________________________________________________</text:p>
      <text:p text:style-name="P84">_____________________________________________________________________________________</text:p>
      <text:p text:style-name="P85">(производственное здание, индивидуальный жилой дом, общественное, административное, бытовое здание)</text:p>
      <text:p text:style-name="P86">общая площадь объекта _________квадратных метров, количество этажей _____</text:p>
      <text:p text:style-name="P87">Адрес<text:s/>объекта:_________________________________________________________________________</text:p>
      <text:p text:style-name="P88">_______________________________________________________________________________________</text:p>
      <text:p text:style-name="P89">(почтовый адрес)</text:p>
      <text:p text:style-name="Standard"><text:span text:style-name="T90">Назначение использования</text:span><text:span text:style-name="T91">:</text:span><text:span text:style-name="T92">____________________________________________</text:span><text:span text:style-name="T93">_________________</text:span></text:p>
      <text:p text:style-name="Standard"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(производственные нужды, хозяйственно — бытовые нужды)</text:span></text:p>
      <text:p text:style-name="P100">Расходы воды:</text:p>
      <text:p text:style-name="P101">Суточная потребность______________________м3/сут.</text:p>
      <text:p text:style-name="P102">Часовая потребность_______________________м3/час.</text:p>
      <text:p text:style-name="P103">Давление в точке подключения_________________атм.</text:p>
      <text:p text:style-name="P104"/>
      <text:p text:style-name="P105">Планируемые сроки строительства объекта:</text:p>
      <text:p text:style-name="Standard"><text:span text:style-name="T106">Начало:________________________ <text:s/>Окончание:__________</text:span><text:span text:style-name="T107">_______________</text:span></text:p>
      <text:p text:style-name="P108"/>
      <text:p text:style-name="P109">Приложения к заявке:</text:p>
      <text:p text:style-name="P110">1) копии паспорта заявителя, а также документы, подтверждающие полномочия лица, подписавшего заявление;</text:p>
      <text:p text:style-name="P111">2) нотариально заверенные копии правоустанавливающих документов на земельный участок;</text:p>
      <text:p text:style-name="P112">3) ситуационный план расположения объекта с привязкой к территории населенного пункта;</text:p>
      <text:p text:style-name="P113">4) топографическая карта участка в масштабе 1:500 (со всеми наземными и подземными коммуникациями и сооружениями), согласованная с эксплуатирующими организациями;</text:p>
      <text:p text:style-name="P114"><text:span text:style-name="T115">5) баланс водопотребления и водоотведения подключаемого объекта с указанием целей использования холодной воды и распределением объемов подключаемой нагрузки по целям использования (в том числе на<text:s/></text:span><text:span text:style-name="T116">полив приусад</text:span><text:span text:style-name="T117">ебного участка),</text:span><text:span text:style-name="T118"><text:s/>пожаротушение, периодические нужды, заполнение и опорожнение бассейнов, прием поверхностных сточных вод.</text:span></text:p>
      <text:p text:style-name="P119"/>
      <text:p text:style-name="P120"/>
      <text:p text:style-name="P121">Дата подачи заявки: <text:s/>«________»__________________________20___г.</text:p>
      <text:p text:style-name="P122"/>
      <text:p text:style-name="Standard"><text:span text:style-name="T123">______________________________________ <text:s text:c="25"/></text:span><text:span text:style-name="T124">_____________________________ <text:s text:c="13"/></text:span><text:span text:style-name="T125">(Фамилия Имя Отчество физического лица)<text:s/></text:span><text:span text:style-name="T126"><text:tab/></text:span><text:span text:style-name="T127"><text:tab/></text:span><text:span text:style-name="T128"><text:tab/><text:s text:c="7"/></text:span><text:span text:style-name="T129"><text:tab/></text:span><text:span text:style-name="T130"><text:tab/><text:s text:c="2"/></text:span><text:span text:style-name="T131"><text:s text:c="2"/>(подпись физического лица, дата)</text:span></text:p>
      <text:p text:style-name="P132"/>
      <text:p text:style-name="P133"/>
      <text:p text:style-name="P134">Принял заявку: ________________________ <text:s text:c="51"/>Контактный телефон:<text:s/>_________________</text:p>
      <text:p text:style-name="P135"/>
      <text:p text:style-name="P136"/>
      <text:p text:style-name="P137"/>
      <text:soft-page-break/>
      <text:p text:style-name="P138"><text:span text:style-name="T139">Согласие<text:s/></text:span><text:span text:style-name="T140">на обработку персональных данных</text:span></text:p>
      <text:p text:style-name="P141"/>
      <text:p text:style-name="P142">Я, ____________________________________________________________________________________</text:p>
      <text:p text:style-name="P143"><text:span text:style-name="T144">                         </text:span><text:span text:style-name="T145"><text:s text:c="3"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s/>(фамилия, имя, отчество полностью)</text:span></text:p>
      <text:p text:style-name="P151"/>
      <text:p text:style-name="P152"> <text:span text:style-name="T153">в соответствии со ст. 9 Федерально</text:span><text:span text:style-name="T154">го закона от 27.07.2006 г. <text:s/>№ 152-ФЗ "О персональных данных", в целях обеспечения соблюдения законов и иных нормативных правовых актов</text:span></text:p>
      <text:p text:style-name="P155"><text:span text:style-name="T156">даю согласие<text:s/></text:span><text:span text:style-name="T157">ОГУП «Липецкий областной водоканал», расположенному по адресу: г. Липецк, <text:s text:c="9"/>ул. Коммунальная, 12, пом</text:span><text:span text:style-name="T158">. 1, на обработку моих персональных данных, а именно совершение действий, предусмотренных пунктом 3 статьи 3 Федерального закона от 27.07.2006 г. № 152-ФЗ "О персональных данных".</text:span></text:p>
      <text:p text:style-name="P159">Настоящее согласие действует со дня его подписания до окончания действия договора о подключении (технологическом присоединении) к сетям водоснабжения и (или) водоотведения, или до <text:s/>дня его отзыва в письменной форме.</text:p>
      <text:p text:style-name="P160"> </text:p>
      <text:p text:style-name="P161">___________________________________ <text:s text:c="2"/><text:tab/><text:tab/><text:tab/>__________________________________</text:p>
      <text:p text:style-name="P162"><text:span text:style-name="T163"><text:tab/></text:span><text:span text:style-name="T164"><text:tab/></text:span><text:span text:style-name="T165">подпись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расшифровка подпис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С. Антипова</dc:creator>
    <meta:creation-date>2009-04-16T11:32:00Z</meta:creation-date>
    <dc:date>2017-09-27T11:01:00Z</dc:date>
    <meta:print-date>2017-09-27T11:00:00Z</meta:print-date>
    <meta:template xlink:href="Normal" xlink:type="simple"/>
    <meta:editing-cycles>63</meta:editing-cycles>
    <meta:editing-duration>PT3684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94" meta:character-count="3974" meta:row-count="28" meta:non-whitespace-character-count="3387"/>
  </office:meta>
</office:document-meta>
</file>